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4.031cm" fo:min-width="14.486cm"/>
    </style:style>
    <style:style style:name="gr2" style:family="graphic" style:parent-style-name="standard">
      <style:graphic-properties svg:stroke-color="#000000" draw:fill-color="#d22b2b" draw:textarea-horizontal-align="justify" draw:textarea-vertical-align="middle" draw:auto-grow-height="false" fo:min-height="1.912cm" fo:min-width="14.486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4.449cm" fo:min-width="14.486cm"/>
    </style:style>
    <style:style style:name="gr4" style:family="graphic" style:parent-style-name="standard">
      <style:graphic-properties svg:stroke-color="#000000" draw:fill-color="#008000" draw:textarea-horizontal-align="justify" draw:textarea-vertical-align="middle" draw:auto-grow-height="false" fo:min-height="1.909cm" fo:min-width="14.486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-color="#d22b2b"/>
      <style:paragraph-properties fo:text-align="center"/>
      <style:text-properties fo:font-size="26pt"/>
    </style:style>
    <style:style style:name="P3" style:family="paragraph">
      <loext:graphic-properties draw:fill-color="#808080"/>
      <style:paragraph-properties fo:text-align="center"/>
      <style:text-properties fo:font-size="26pt"/>
    </style:style>
    <style:style style:name="P4" style:family="paragraph">
      <loext:graphic-properties draw:fill-color="#008000"/>
      <style:paragraph-properties fo:text-align="center"/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4.986cm" svg:height="4.281cm" svg:x="6.477cm" svg:y="3.196cm">
            <text:p text:style-name="P1">User Space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4.986cm" svg:height="2.162cm" svg:x="6.477cm" svg:y="10.902cm">
            <text:p text:style-name="P1">Kernel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4.986cm" svg:height="4.699cm" svg:x="6.477cm" svg:y="13.696cm">
            <text:p text:style-name="P1">Hardware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4.986cm" svg:height="2.159cm" svg:x="6.461cm" svg:y="8.11cm">
            <text:p text:style-name="P1">System Space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5:55:34.549916639</meta:creation-date>
    <dc:date>2017-07-18T15:35:06.928743730</dc:date>
    <meta:editing-duration>PT3M12S</meta:editing-duration>
    <meta:editing-cycles>4</meta:editing-cycles>
    <meta:generator>LibreOffice/5.3.4.2$Linux_X86_64 LibreOffice_project/30m0$Build-2</meta:generator>
    <meta:document-statistic meta:object-count="5"/>
  </office:meta>
</office:document-meta>
</file>